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automatic-styles>
    <style:style style:name="P1" style:family="paragraph" style:parent-style-name="Standard">
      <style:text-properties officeooo:rsid="000f6738" officeooo:paragraph-rsid="000f6738"/>
    </style:style>
    <style:style style:name="P2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fo:background-color="#fbfcfd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text-properties style:use-window-font-color="true" loext:opacity="0%" style:font-name="var font-monospace" fo:font-size="10.5pt" fo:font-weight="normal" officeooo:rsid="000f6738" officeooo:paragraph-rsid="000f6738" fo:background-color="#fbfcfd"/>
    </style:style>
    <style:style style:name="P5" style:family="paragraph" style:parent-style-name="Standard">
      <style:text-properties fo:color="#5c6773" loext:opacity="100%" style:font-name="var font-monospace" fo:font-size="10.5pt" fo:font-weight="normal" officeooo:paragraph-rsid="000f6738" fo:background-color="#fbfcfd"/>
    </style:style>
    <style:style style:name="P6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fo:background-color="#fbfcfd"/>
    </style:style>
    <style:style style:name="P7" style:family="paragraph" style:parent-style-name="Standard">
      <style:paragraph-properties style:line-height-at-least="0.503cm"/>
      <style:text-properties fo:color="#41a6d9" loext:opacity="100%" style:font-name="var font-monospace" fo:font-size="10.5pt" fo:font-weight="normal" fo:background-color="#fbfcfd"/>
    </style:style>
    <style:style style:name="P8" style:family="paragraph" style:parent-style-name="Standard">
      <style:paragraph-properties style:line-height-at-least="0.503cm"/>
    </style:style>
    <style:style style:name="T1" style:family="text">
      <style:text-properties fo:color="#f2590c" loext:opacity="100%"/>
    </style:style>
    <style:style style:name="T2" style:family="text">
      <style:text-properties fo:color="#41a6d9" loext:opacity="100%"/>
    </style:style>
    <style:style style:name="T3" style:family="text">
      <style:text-properties fo:color="#86b300" loext:opacity="100%"/>
    </style:style>
    <style:style style:name="T4" style:family="text">
      <style:text-properties fo:color="#f08c36" loext:opacity="100%"/>
    </style:style>
    <style:style style:name="T5" style:family="text">
      <style:text-properties fo:color="#ff3333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) Perfil profissional</text:p>
      <text:p text:style-name="P1"/>
      <text:p text:style-name="P5"><text:span text:style-name="T1">import</text:span> <text:span text:style-name="T2">React</text:span> <text:span text:style-name="T1">from</text:span> <text:span text:style-name="T3">'react'</text:span>;</text:p>
      <text:p text:style-name="P2"><text:span text:style-name="T1">import</text:span> { <text:span text:style-name="T2">View</text:span>, <text:span text:style-name="T2">Text</text:span>, <text:span text:style-name="T2">Image</text:span> } <text:span text:style-name="T1">from</text:span> <text:span text:style-name="T3">'react-native'</text:span>;</text:p>
      <text:p text:style-name="P3"/>
      <text:p text:style-name="P2"><text:span text:style-name="T1">function</text:span> <text:span text:style-name="T2">MeuPerfilProfissional</text:span>() {</text:p>
      <text:p text:style-name="P2"><text:span text:style-name="T1">let</text:span> fotoDoLoki = <text:span text:style-name="T3">'https://img.freepik.com/fotos-premium/loki-com-chifres-de-demonios-e-olhos-demoniacos_675932-158.jpg?w=740'</text:span>;</text:p>
      <text:p text:style-name="P2"><text:span text:style-name="T1">let</text:span> nome = <text:span text:style-name="T3">'Loki Laufeyson'</text:span>;</text:p>
      <text:p text:style-name="P2"><text:span text:style-name="T1">let</text:span> ocupacao = <text:span text:style-name="T3">'Deus da Trapaça'</text:span>;</text:p>
      <text:p text:style-name="P2"><text:span text:style-name="T1">let</text:span> habilidades = <text:span text:style-name="T3">'Ilusões, telecinese, metamorfose'</text:span>;</text:p>
      <text:p text:style-name="P2"><text:span text:style-name="T1">let</text:span> objetivos = <text:span text:style-name="T3">'Dominar o universo'</text:span>;</text:p>
      <text:p text:style-name="P3"/>
      <text:p text:style-name="P2"><text:span text:style-name="T1">return</text:span> (</text:p>
      <text:p text:style-name="P2">&lt;<text:span text:style-name="T2">View</text:span>&gt;</text:p>
      <text:p text:style-name="P2">&lt;<text:span text:style-name="T2">Text</text:span> style={{ fontSize: <text:span text:style-name="T4">24</text:span>, fontWeight: <text:span text:style-name="T3">'bold'</text:span>, textAlign: <text:span text:style-name="T3">'center'</text:span> }}&gt;</text:p>
      <text:p text:style-name="P7">Perfil</text:p>
      <text:p text:style-name="P2">&lt;/<text:span text:style-name="T2">Text</text:span>&gt;</text:p>
      <text:p text:style-name="P2">&lt;<text:span text:style-name="T2">Image</text:span></text:p>
      <text:p text:style-name="P2">source={{ uri: fotoDoLoki }}</text:p>
      <text:p text:style-name="P2">style={{</text:p>
      <text:p text:style-name="P2">width: <text:span text:style-name="T4">200</text:span>,</text:p>
      <text:p text:style-name="P2">height: <text:span text:style-name="T4">200</text:span>,</text:p>
      <text:p text:style-name="P2">alignSelf: <text:span text:style-name="T3">'center'</text:span>,</text:p>
      <text:p text:style-name="P2">marginTop: <text:span text:style-name="T4">20</text:span>,</text:p>
      <text:p text:style-name="P2">borderRadius: <text:span text:style-name="T4">100</text:span>,</text:p>
      <text:p text:style-name="P2">}}</text:p>
      <text:p text:style-name="P2">/&gt;</text:p>
      <text:p text:style-name="P2">&lt;<text:span text:style-name="T2">Text</text:span> style={{ fontSize: <text:span text:style-name="T4">24</text:span>, fontWeight: <text:span text:style-name="T3">'bold'</text:span>, marginTop: <text:span text:style-name="T4">20</text:span> }}&gt;</text:p>
      <text:p text:style-name="P2"><text:span text:style-name="T2">Nome</text:span>:</text:p>
      <text:p text:style-name="P2">&lt;/<text:span text:style-name="T2">Text</text:span>&gt;</text:p>
      <text:p text:style-name="P2">&lt;<text:span text:style-name="T2">Text</text:span> style={{ fontSize: <text:span text:style-name="T4">18</text:span>, marginLeft: <text:span text:style-name="T4">10</text:span> }}&gt;{nome}&lt;/<text:span text:style-name="T2">Text</text:span>&gt;</text:p>
      <text:p text:style-name="P2">&lt;<text:span text:style-name="T2">Text</text:span> style={{ fontSize: <text:span text:style-name="T4">24</text:span>, fontWeight: <text:span text:style-name="T3">'bold'</text:span>, marginTop: <text:span text:style-name="T4">20</text:span> }}&gt;</text:p>
      <text:p text:style-name="P2"><text:span text:style-name="T2">Ocupa</text:span><text:span text:style-name="T5">çã</text:span>o:</text:p>
      <text:p text:style-name="P2">&lt;/<text:span text:style-name="T2">Text</text:span>&gt;</text:p>
      <text:p text:style-name="P2">&lt;<text:span text:style-name="T2">Text</text:span> style={{ fontSize: <text:span text:style-name="T4">18</text:span>, marginLeft: <text:span text:style-name="T4">10</text:span> }}&gt;{ocupacao}&lt;/<text:span text:style-name="T2">Text</text:span>&gt;</text:p>
      <text:p text:style-name="P2">&lt;<text:span text:style-name="T2">Text</text:span> style={{ fontSize: <text:span text:style-name="T4">24</text:span>, fontWeight: <text:span text:style-name="T3">'bold'</text:span>, marginTop: <text:span text:style-name="T4">20</text:span> }}&gt;</text:p>
      <text:p text:style-name="P2"><text:span text:style-name="T2">Habilidades</text:span>:</text:p>
      <text:p text:style-name="P2">&lt;/<text:span text:style-name="T2">Text</text:span>&gt;</text:p>
      <text:p text:style-name="P2">&lt;<text:span text:style-name="T2">Text</text:span> style={{ fontSize: <text:span text:style-name="T4">18</text:span>, marginLeft: <text:span text:style-name="T4">10</text:span> }}&gt;{habilidades}&lt;/<text:span text:style-name="T2">Text</text:span>&gt;</text:p>
      <text:p text:style-name="P2">&lt;<text:span text:style-name="T2">Text</text:span> style={{ fontSize: <text:span text:style-name="T4">24</text:span>, fontWeight: <text:span text:style-name="T3">'bold'</text:span>, marginTop: <text:span text:style-name="T4">20</text:span> }}&gt;</text:p>
      <text:p text:style-name="P2"><text:span text:style-name="T2">Objetivos</text:span>:</text:p>
      <text:p text:style-name="P2">&lt;/<text:span text:style-name="T2">Text</text:span>&gt;</text:p>
      <text:p text:style-name="P2">&lt;<text:span text:style-name="T2">Text</text:span> style={{ fontSize: <text:span text:style-name="T4">18</text:span>, marginLeft: <text:span text:style-name="T4">10</text:span> }}&gt;{objetivos}&lt;/<text:span text:style-name="T2">Text</text:span>&gt;</text:p>
      <text:p text:style-name="P2">&lt;/<text:span text:style-name="T2">View</text:span>&gt;</text:p>
      <text:p text:style-name="P2">);</text:p>
      <text:p text:style-name="P2">}</text:p>
      <text:p text:style-name="P3"/>
      <text:p text:style-name="P2"><text:span text:style-name="T1">export</text:span> <text:span text:style-name="T1">default</text:span> <text:span text:style-name="T2">MeuPerfilProfissional</text:span>;</text:p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09:45:37.419259227</meta:creation-date>
    <dc:date>2023-10-07T09:52:20.014038460</dc:date>
    <meta:editing-duration>PT5M31S</meta:editing-duration>
    <meta:editing-cycles>3</meta:editing-cycles>
    <meta:generator>LibreOffice/7.5.6.2$Linux_X86_64 LibreOffice_project/50$Build-2</meta:generator>
    <meta:document-statistic meta:table-count="0" meta:image-count="0" meta:object-count="0" meta:page-count="1" meta:paragraph-count="44" meta:word-count="155" meta:character-count="1259" meta:non-whitespace-character-count="1148"/>
  </office:meta>
</office:document-meta>
</file>